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Standard"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56.png" xlink:type="simple" xlink:show="embed" xlink:actuate="onLoad"/></draw:frame></text:p>
          </table:table-cell>
          <table:table-cell table:style-name="Table1.B1" office:value-type="string">
            <text:h text:style-name="P7" text:outline-level="1">Показательная функция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056s.png" xlink:type="simple" xlink:show="embed" xlink:actuate="onLoad"/></draw:frame></text:p>
          </table:table-cell>
          <table:table-cell table:style-name="Table1.A1" office:value-type="string">
            <text:p text:style-name="P6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6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возвращает выходное значение, вычисленное по формуле:</text:p>
            <text:p text:style-name="P3"><draw:frame draw:style-name="fr3" draw:name="Объект1" text:anchor-type="as-char" svg:width="4.14cm" svg:height="1.085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2">где<draw:frame draw:style-name="fr3" draw:name="Объект2" text:anchor-type="as-char" svg:width="0.482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– <text:span text:style-name="T1">основание показательной функции</text:span>,<draw:frame draw:style-name="fr3" draw:name="Объект5" text:anchor-type="as-char" svg:width="0.46cm" svg:height="0.54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 – коэффициент при<text:span text:style-name="T1"> степени</text:span>,<draw:frame draw:style-name="fr3" draw:name="Объект3" text:anchor-type="as-char" svg:width="2.427cm" svg:height="0.564cm" draw:z-index="5"><draw:object xlink:href="./Object 3" xlink:type="simple" xlink:show="embed" xlink:actuate="onLoad"/><draw:image xlink:href="./ObjectReplacements/Object 3" xlink:type="simple" xlink:show="embed" xlink:actuate="onLoad"/></draw:frame>– входно<text:span text:style-name="T1">й и выходной сигналы</text:span>.</text:p>
            <text:p text:style-name="P2"><text:span text:style-name="T5">Обязательное условие</text:span>: <draw:frame draw:style-name="fr3" draw:name="Object1" text:anchor-type="as-char" svg:width="1.154cm" svg:height="0.54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<text:p text:style-name="P2"><text:span text:style-name="T7">Свойства</text:span>:</text:p>
            <text:list xml:id="list2488801011586602682" text:style-name="L1">
              <text:list-item>
                <text:p text:style-name="P8"><text:span text:style-name="T8">Основание степени в функции a^[b·x(t)] – коэффициент</text:span><text:span text:style-name="T8"><draw:frame draw:style-name="fr3" draw:name="Объект4" text:anchor-type="as-char" svg:width="0.482cm" svg:height="0.549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; </text:span></text:p>
              </text:list-item>
              <text:list-item>
                <text:p text:style-name="P8"><text:span text:style-name="T8">Коэффициент в степени – коэффициент </text:span><text:span text:style-name="T8"><draw:frame draw:style-name="fr3" draw:name="Объект6" text:anchor-type="as-char" svg:width="0.46cm" svg:height="0.549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8">.</text:span></text:p>
              </text:list-item>
            </text:list>
            <text:p text:style-name="P2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2"><text:span text:style-name="T5">Примечани</text:span><text:span text:style-name="T2">я</text:span>:</text:p>
            <text:list xml:id="list1027009066492802017" text:style-name="L2">
              <text:list-item>
                <text:p text:style-name="P9">По умолчанию данный блок реализует «показательное» преобразование входного <text:span text:style-name="T6">скалярного</text:span> сигнала с<text:span text:style-name="T1">о свойствами </text:span><draw:frame draw:style-name="fr3" draw:name="Object2" text:anchor-type="as-char" svg:width="2.492cm" svg:height="0.549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  </text:list-item>
              <text:list-item>
                <text:p text:style-name="P10"><text:span text:style-name="T9">Именованные свойства </text:span><text:span text:style-name="T4">могут быть заданы </text:span><text:span text:style-name="T9">как </text:span><text:span text:style-name="T12">локальные</text:span><text:span text:style-name="T9"> переменные модели (или субмодели) во вкладке </text:span><text:span text:style-name="T12">Параметры,</text:span><text:span text:style-name="T9"> как </text:span><text:span text:style-name="T12">глобальные</text:span><text:span text:style-name="T9"> сигналы проекта при помощи пункта главного меню </text:span><text:span text:style-name="T3">Сервис</text:span><text:span text:style-name="T9"> </text:span><text:span text:style-name="T10">→</text:span><text:span text:style-name="T11"> </text:span><text:span text:style-name="T13">Сигналы,</text:span><text:span text:style-name="T9"> </text:span><text:span text:style-name="T4">или как </text:span><text:span text:style-name="T3">внешние</text:span><text:span text:style-name="T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казательная функция</dc:title>
    <dc:date>2014-12-01T15:31:32.21</dc:date>
    <meta:generator>OpenOffice/4.1.1$Win32 OpenOffice.org_project/411m6$Build-9775</meta:generator>
    <meta:editing-duration>PT2H37M39S</meta:editing-duration>
    <meta:editing-cycles>154</meta:editing-cycles>
    <meta:document-statistic meta:table-count="1" meta:image-count="2" meta:object-count="8" meta:page-count="1" meta:paragraph-count="17" meta:word-count="122" meta:character-count="858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sup>
          <mi>a</mi>
          <mrow>
            <mrow>
              <mi>b</mi>
              <mo stretchy="false">⋅</mo>
              <mi>x</mi>
            </mrow>
            <mrow>
              <mo stretchy="false">(</mo>
              <mrow>
                <mi>t</mi>
              </mrow>
              <mo stretchy="false">)</mo>
            </mrow>
          </mrow>
        </msup>
      </mrow>
    </mrow>
    <annotation encoding="StarMath 5.0">y(t) = a^{b cdot x(t)}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i>b</mi>
    </mrow>
    <annotation encoding="StarMath 5.0">b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row>
      <mrow>
        <mi>a</mi>
        <mo stretchy="false">&gt;</mo>
        <mn>0</mn>
      </mrow>
    </mrow>
    <annotation encoding="StarMath 5.0">a &gt; 0</annotation>
  </semantics>
</math>
</file>

<file path=Object 8/content.xml><?xml version="1.0" encoding="utf-8"?>
<math xmlns="http://www.w3.org/1998/Math/MathML">
  <semantics>
    <mrow>
      <mrow>
        <mi>a</mi>
        <mo stretchy="false">=</mo>
        <mn>2,</mn>
      </mrow>
      <mi/>
      <mrow>
        <mi>b</mi>
        <mo stretchy="false">=</mo>
        <mn>1</mn>
      </mrow>
    </mrow>
    <annotation encoding="StarMath 5.0">a=2,~b=1</annotation>
  </semantics>
</math>
</file>